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OpenSymbol" svg:font-family="OpenSymbol"/>
    <style:font-face style:name="Courier New" svg:font-family="'Courier New'" style:font-adornments="Normal"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ela1" style:family="table">
      <style:table-properties style:width="16.999cm" table:align="margins"/>
    </style:style>
    <style:style style:name="Tabela1.A" style:family="table-column">
      <style:table-column-properties style:column-width="4.249cm" style:rel-column-width="16383*"/>
    </style:style>
    <style:style style:name="Tabela1.A1" style:family="table-cell">
      <style:table-cell-properties fo:padding="0.097cm" fo:border-left="0.002cm solid #000000" fo:border-right="none" fo:border-top="0.002cm solid #000000" fo:border-bottom="0.002cm solid #000000"/>
    </style:style>
    <style:style style:name="Tabela1.D1" style:family="table-cell">
      <style:table-cell-properties fo:padding="0.097cm" fo:border="0.002cm solid #000000"/>
    </style:style>
    <style:style style:name="Tabela1.A2" style:family="table-cell">
      <style:table-cell-properties fo:padding="0.097cm" fo:border-left="0.002cm solid #000000" fo:border-right="none" fo:border-top="none" fo:border-bottom="0.002cm solid #000000"/>
    </style:style>
    <style:style style:name="Tabela1.D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center" style:justify-single-word="false"/>
      <style:text-properties fo:font-size="40pt" fo:font-weight="bold" style:font-size-asian="35pt" style:font-weight-asian="bold" style:font-size-complex="40pt" style:font-weight-complex="bold"/>
    </style:style>
    <style:style style:name="P2" style:family="paragraph" style:parent-style-name="Standard">
      <style:paragraph-properties fo:text-align="center" style:justify-single-word="false"/>
      <style:text-properties fo:font-size="20pt" fo:font-weight="bold" style:font-size-asian="17.5pt" style:font-weight-asian="bold" style:font-size-complex="20pt" style:font-weight-complex="bold"/>
    </style:style>
    <style:style style:name="P3" style:family="paragraph" style:parent-style-name="Standard">
      <style:paragraph-properties fo:text-align="center" style:justify-single-word="false"/>
      <style:text-properties fo:font-size="12pt" fo:font-weight="normal" style:font-size-asian="10.5pt" style:font-weight-asian="normal" style:font-size-complex="12pt" style:font-weight-complex="normal"/>
    </style:style>
    <style:style style:name="P4" style:family="paragraph" style:parent-style-name="Text_20_body">
      <style:text-properties fo:font-weight="normal" style:font-weight-asian="normal" style:font-weight-complex="normal"/>
    </style:style>
    <style:style style:name="P5" style:family="paragraph" style:parent-style-name="Text_20_body" style:list-style-name="L1"/>
    <style:style style:name="P6" style:family="paragraph" style:parent-style-name="Text_20_body" style:list-style-name="L2"/>
    <style:style style:name="P7" style:family="paragraph" style:parent-style-name="Text_20_body" style:list-style-name="L3"/>
    <style:style style:name="P8" style:family="paragraph" style:parent-style-name="Text_20_body" style:list-style-name="L4"/>
    <style:style style:name="P9" style:family="paragraph" style:parent-style-name="Heading_20_1">
      <style:text-properties fo:font-weight="bold" style:font-weight-asian="bold" style:font-weight-complex="bold"/>
    </style:style>
    <style:style style:name="P10" style:family="paragraph" style:parent-style-name="Heading_20_1">
      <style:paragraph-properties fo:break-before="page"/>
    </style:style>
    <style:style style:name="P11" style:family="paragraph" style:parent-style-name="Table_20_Contents">
      <style:paragraph-properties fo:text-align="justify" style:justify-single-word="false"/>
      <style:text-properties style:font-size-asian="10.5pt"/>
    </style:style>
    <style:style style:name="P12" style:family="paragraph" style:parent-style-name="Table_20_Contents">
      <style:paragraph-properties fo:text-align="center" style:justify-single-word="false"/>
      <style:text-properties fo:font-weight="bold" style:font-size-asian="10.5pt" style:font-weight-asian="bold" style:font-weight-complex="bold"/>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ineapple Game IDE 1.0</text:p>
      <text:p text:style-name="P2">Functional Specification for PineDL</text:p>
      <text:p text:style-name="P3">Last Updated: July 24. 2009</text:p>
      <text:p text:style-name="P2"/>
      <text:h text:style-name="Heading_20_1" text:outline-level="1">Overview</text:h>
      <text:p text:style-name="Text_20_body"><text:tab/>Pine<text:span text:style-name="T1">DL 1.0 is the programming language for game development used in the Pineapple Game IDE 1.0.</text:span></text:p>
      <text:p text:style-name="P4"><text:tab/>PineDL 1.0 is case-sensitive.</text:p>
      <text:p text:style-name="P4"/>
      <text:h text:style-name="P9" text:outline-level="1">Target Audience</text:h>
      <text:p text:style-name="P4"><text:tab/>All Pineapple users will need PineDL to develop games. Therefore, the target audience for PineDL is the same as the target audience for Pineapple.</text:p>
      <text:p text:style-name="P4"/>
      <text:h text:style-name="Heading_20_1" text:outline-level="1">Script Example</text:h>
      <text:p text:style-name="Text_20_body"><text:tab/>An example of a PineDL is the following:</text:p>
      <text:p text:style-name="Text_20_body"/>
      <text:p text:style-name="code">class Example{</text:p>
      <text:p text:style-name="code"><text:tab/>public this(){</text:p>
      <text:p text:style-name="code"><text:tab/><text:tab/>//This is a comment</text:p>
      <text:p text:style-name="code"><text:tab/>}</text:p>
      <text:p text:style-name="code">}</text:p>
      <text:p text:style-name="Text_20_body"/>
      <text:p text:style-name="Text_20_body"><text:tab/>In the example above, we can see a class named “Example” declared. It has a public constructor in it and a comment.</text:p>
      <text:h text:style-name="P10" text:outline-level="1">Full List Of Keywords</text:h>
      <text:p text:style-name="Text_20_body"><text:tab/>Below is the full list of keywords in PineDL:</text:p>
      <text:p text:style-name="Text_20_body"/>
      <table:table table:name="Tabela1" table:style-name="Tabela1">
        <table:table-column table:style-name="Tabela1.A" table:number-columns-repeated="4"/>
        <table:table-row>
          <table:table-cell table:style-name="Tabela1.A1" office:value-type="string">
            <text:p text:style-name="P12">Type Keywords</text:p>
          </table:table-cell>
          <table:table-cell table:style-name="Tabela1.A1" office:value-type="string">
            <text:p text:style-name="P12">Instruction Keywords</text:p>
          </table:table-cell>
          <table:table-cell table:style-name="Tabela1.A1" office:value-type="string">
            <text:p text:style-name="P12">Constant Keywords</text:p>
          </table:table-cell>
          <table:table-cell table:style-name="Tabela1.D1" office:value-type="string">
            <text:p text:style-name="P12">Others</text:p>
          </table:table-cell>
        </table:table-row>
        <table:table-row>
          <table:table-cell table:style-name="Tabela1.A2" office:value-type="string">
            <text:p text:style-name="P11">class</text:p>
          </table:table-cell>
          <table:table-cell table:style-name="Tabela1.A2" office:value-type="string">
            <text:p text:style-name="P11">if</text:p>
          </table:table-cell>
          <table:table-cell table:style-name="Tabela1.A2" office:value-type="string">
            <text:p text:style-name="P11">true</text:p>
          </table:table-cell>
          <table:table-cell table:style-name="Tabela1.D2" office:value-type="string">
            <text:p text:style-name="P11">const</text:p>
          </table:table-cell>
        </table:table-row>
        <table:table-row>
          <table:table-cell table:style-name="Tabela1.A2" office:value-type="string">
            <text:p text:style-name="P11">function</text:p>
          </table:table-cell>
          <table:table-cell table:style-name="Tabela1.A2" office:value-type="string">
            <text:p text:style-name="P11">else</text:p>
          </table:table-cell>
          <table:table-cell table:style-name="Tabela1.A2" office:value-type="string">
            <text:p text:style-name="P11">false</text:p>
          </table:table-cell>
          <table:table-cell table:style-name="Tabela1.D2" office:value-type="string">
            <text:p text:style-name="P11">public</text:p>
          </table:table-cell>
        </table:table-row>
        <table:table-row>
          <table:table-cell table:style-name="Tabela1.A2" office:value-type="string">
            <text:p text:style-name="P11">var</text:p>
          </table:table-cell>
          <table:table-cell table:style-name="Tabela1.A2" office:value-type="string">
            <text:p text:style-name="P11">while</text:p>
          </table:table-cell>
          <table:table-cell table:style-name="Tabela1.A2" office:value-type="string">
            <text:p text:style-name="P11">null</text:p>
          </table:table-cell>
          <table:table-cell table:style-name="Tabela1.D2" office:value-type="string">
            <text:p text:style-name="P11">protected</text:p>
          </table:table-cell>
        </table:table-row>
        <table:table-row>
          <table:table-cell table:style-name="Tabela1.A2" office:value-type="string">
            <text:p text:style-name="P11">number</text:p>
          </table:table-cell>
          <table:table-cell table:style-name="Tabela1.A2" office:value-type="string">
            <text:p text:style-name="P11">for</text:p>
          </table:table-cell>
          <table:table-cell table:style-name="Tabela1.A2" office:value-type="string">
            <text:p text:style-name="P11">this</text:p>
          </table:table-cell>
          <table:table-cell table:style-name="Tabela1.D2" office:value-type="string">
            <text:p text:style-name="P11">private</text:p>
          </table:table-cell>
        </table:table-row>
        <table:table-row>
          <table:table-cell table:style-name="Tabela1.A2" office:value-type="string">
            <text:p text:style-name="P11">char</text:p>
          </table:table-cell>
          <table:table-cell table:style-name="Tabela1.A2" office:value-type="string">
            <text:p text:style-name="P11">try</text:p>
          </table:table-cell>
          <table:table-cell table:style-name="Tabela1.A2" office:value-type="string">
            <text:p text:style-name="P11"/>
          </table:table-cell>
          <table:table-cell table:style-name="Tabela1.D2" office:value-type="string">
            <text:p text:style-name="P11">extends</text:p>
          </table:table-cell>
        </table:table-row>
        <table:table-row>
          <table:table-cell table:style-name="Tabela1.A2" office:value-type="string">
            <text:p text:style-name="P11">bool</text:p>
          </table:table-cell>
          <table:table-cell table:style-name="Tabela1.A2" office:value-type="string">
            <text:p text:style-name="P11">catch</text:p>
          </table:table-cell>
          <table:table-cell table:style-name="Tabela1.A2" office:value-type="string">
            <text:p text:style-name="P11"/>
          </table:table-cell>
          <table:table-cell table:style-name="Tabela1.D2" office:value-type="string">
            <text:p text:style-name="P11">is</text:p>
          </table:table-cell>
        </table:table-row>
        <table:table-row>
          <table:table-cell table:style-name="Tabela1.A2" office:value-type="string">
            <text:p text:style-name="P11">string</text:p>
          </table:table-cell>
          <table:table-cell table:style-name="Tabela1.A2" office:value-type="string">
            <text:p text:style-name="P11">throw</text:p>
          </table:table-cell>
          <table:table-cell table:style-name="Tabela1.A2" office:value-type="string">
            <text:p text:style-name="P11"/>
          </table:table-cell>
          <table:table-cell table:style-name="Tabela1.D2" office:value-type="string">
            <text:p text:style-name="P11">new</text:p>
          </table:table-cell>
        </table:table-row>
        <table:table-row>
          <table:table-cell table:style-name="Tabela1.A2" office:value-type="string">
            <text:p text:style-name="P11">range</text:p>
          </table:table-cell>
          <table:table-cell table:style-name="Tabela1.A2" office:value-type="string">
            <text:p text:style-name="P11">return</text:p>
          </table:table-cell>
          <table:table-cell table:style-name="Tabela1.A2" office:value-type="string">
            <text:p text:style-name="P11"/>
          </table:table-cell>
          <table:table-cell table:style-name="Tabela1.D2" office:value-type="string">
            <text:p text:style-name="P11">super</text:p>
          </table:table-cell>
        </table:table-row>
        <table:table-row>
          <table:table-cell table:style-name="Tabela1.A2" office:value-type="string">
            <text:p text:style-name="P11">type</text:p>
          </table:table-cell>
          <table:table-cell table:style-name="Tabela1.A2" office:value-type="string">
            <text:p text:style-name="P11">break</text:p>
          </table:table-cell>
          <table:table-cell table:style-name="Tabela1.A2" office:value-type="string">
            <text:p text:style-name="P11"/>
          </table:table-cell>
          <table:table-cell table:style-name="Tabela1.D2" office:value-type="string">
            <text:p text:style-name="P11">final</text:p>
          </table:table-cell>
        </table:table-row>
        <table:table-row>
          <table:table-cell table:style-name="Tabela1.A2" office:value-type="string">
            <text:p text:style-name="P11">void</text:p>
          </table:table-cell>
          <table:table-cell table:style-name="Tabela1.A2" office:value-type="string">
            <text:p text:style-name="P11">continue</text:p>
          </table:table-cell>
          <table:table-cell table:style-name="Tabela1.A2" office:value-type="string">
            <text:p text:style-name="P11"/>
          </table:table-cell>
          <table:table-cell table:style-name="Tabela1.D2" office:value-type="string">
            <text:p text:style-name="P11"/>
          </table:table-cell>
        </table:table-row>
      </table:table>
      <text:p text:style-name="Text_20_body"/>
      <text:h text:style-name="Heading_20_1" text:outline-level="1">Dynamic Typing, Static Typing and Constants</text:h>
      <text:p text:style-name="Text_20_body"><text:tab/>PineDL allows both dynamic and static typing.</text:p>
      <text:p text:style-name="Text_20_body"><text:tab/>Static typing means that a variable, once declared with a type, can not ever change it.</text:p>
      <text:p text:style-name="Text_20_body"><text:tab/>In dynamic typing, however, a given variable may have any type at any time, regardless of its original declaration.</text:p>
      <text:p text:style-name="Text_20_body"><text:tab/>Unless a type is specified in the variable declaration, PineDL assumes a variable is dynamically typed.</text:p>
      <text:p text:style-name="Text_20_body"/>
      <text:p text:style-name="code">var x = 3; //x is dynamically typed</text:p>
      <text:p text:style-name="code">x = "C"; //Valid</text:p>
      <text:p text:style-name="code"/>
      <text:p text:style-name="code">var y : number = 3; //y is statically typed</text:p>
      <text:p text:style-name="code">y = "C"; //Invalid</text:p>
      <text:p text:style-name="code"/>
      <text:p text:style-name="code">z = 3; //Invalid. z was not declared at all.</text:p>
      <text:p text:style-name="code"/>
      <text:p text:style-name="code">const a = 1; //a is constant</text:p>
      <text:p text:style-name="code">a = 2; //Invalid. Value of “a” can't be changed.</text:p>
      <text:p text:style-name="Text_20_body"/>
      <text:h text:style-name="P10" text:outline-level="1">Classes</text:h>
      <text:p text:style-name="Text_20_body"><text:tab/>PineDL support object-oriented programming. Classes can be defined and inheritance is supported with the “extends” keyword.</text:p>
      <text:p text:style-name="Text_20_body"/>
      <text:p text:style-name="code">class ClassName [extends BaseClass1 [, BaseClass2 [...]]]{</text:p>
      <text:p text:style-name="code"><text:tab/>//Class Implementation</text:p>
      <text:p text:style-name="code">}</text:p>
      <text:p text:style-name="Text_20_body"/>
      <text:p text:style-name="code">class Shape{</text:p>
      <text:p text:style-name="code">}</text:p>
      <text:p text:style-name="code"/>
      <text:p text:style-name="code">class Square extends Shape{</text:p>
      <text:p text:style-name="code">}</text:p>
      <text:p text:style-name="code"/>
      <text:p text:style-name="code">class Circle extends Shape{</text:p>
      <text:p text:style-name="code">}</text:p>
      <text:p text:style-name="Text_20_body"/>
      <text:h text:style-name="Heading_20_1" text:outline-level="1">Simple Constructor And Field Example</text:h>
      <text:p text:style-name="Text_20_body"><text:tab/>Consdering the case of a “Player” that must have “Cards”. A possible PineDL implementation would be:</text:p>
      <text:p text:style-name="Text_20_body"/>
      <text:p text:style-name="code">class Player{</text:p>
      <text:p text:style-name="code"><text:tab/>public var cards : Card[];</text:p>
      <text:p text:style-name="code"/>
      <text:p text:style-name="code"><text:tab/>public this(){</text:p>
      <text:p text:style-name="code"><text:tab/><text:tab/>cards = [];</text:p>
      <text:p text:style-name="code"><text:tab/><text:tab/>(0..9).ints().each(void(i : int){</text:p>
      <text:p text:style-name="code"><text:tab/><text:tab/><text:tab/>cards[i] = new Card();</text:p>
      <text:p text:style-name="code"><text:tab/><text:tab/>});</text:p>
      <text:p text:style-name="code"><text:tab/>}</text:p>
      <text:p text:style-name="code">}</text:p>
      <text:p text:style-name="code">class Card{</text:p>
      <text:p text:style-name="code"><text:tab/>//Card Data</text:p>
      <text:p text:style-name="code"><text:tab/>//Since no constructor is provided, a public constructor is used automatically</text:p>
      <text:p text:style-name="code">}</text:p>
      <text:p text:style-name="Text_20_body"/>
      <text:p text:style-name="Text_20_body"><text:tab/>Constructors are defined as:</text:p>
      <text:p text:style-name="Text_20_body"/>
      <text:p text:style-name="code">[Access Modifier] this( [arguments] ){ /*code*/ }</text:p>
      <text:p text:style-name="Text_20_body"/>
      <text:p text:style-name="Text_20_body"><text:tab/>If no access modifier keyword is provided, “public” is used.</text:p>
      <text:h text:style-name="P10" text:outline-level="1">Method Example</text:h>
      <text:p text:style-name="Text_20_body"><text:tab/>The type of the method's return value can be defined both statically or dynamically, just like variables, and the same applies to the type of each argument.</text:p>
      <text:p text:style-name="Text_20_body"/>
      <text:p text:style-name="code">class Player{</text:p>
      <text:p text:style-name="code"><text:tab/>public function doSomething(a : bool, b){</text:p>
      <text:p text:style-name="code"><text:tab/><text:tab/>//a is statically typed, while b is dynamically typed.</text:p>
      <text:p text:style-name="code"><text:tab/><text:tab/>if(a) return 3;</text:p>
      <text:p text:style-name="code"><text:tab/><text:tab/>return new Player();</text:p>
      <text:p text:style-name="code"><text:tab/>}</text:p>
      <text:p text:style-name="code"><text:tab/>public function yetAnotherMethod(a) : number{</text:p>
      <text:p text:style-name="code"><text:tab/><text:tab/>//The argument a can have any type.</text:p>
      <text:p text:style-name="code"><text:tab/><text:tab/>return 3; //The statement “return new Player();” would throw a compile error here.</text:p>
      <text:p text:style-name="code"><text:tab/>}</text:p>
      <text:p text:style-name="code">}</text:p>
      <text:p text:style-name="Text_20_body"/>
      <text:p text:style-name="Text_20_body"><text:tab/>Methods that have no type specified for return values are declared as:</text:p>
      <text:p text:style-name="Text_20_body"/>
      <text:p text:style-name="code">[Access Modifier] function FunctionName([Arguments]){</text:p>
      <text:p text:style-name="code">//Implementation</text:p>
      <text:p text:style-name="code">}</text:p>
      <text:p text:style-name="Text_20_body"/>
      <text:p text:style-name="Text_20_body"><text:tab/>Methods with a type specified for return values are declared as:</text:p>
      <text:p text:style-name="Text_20_body"/>
      <text:p text:style-name="Text_20_body"><text:bookmark-start text:name="DDE_LINK"/></text:p>
      <text:p text:style-name="code">[Access Modifier] ReturnType FunctionName([Arguments]){</text:p>
      <text:p text:style-name="code">//Implementation</text:p>
      <text:p text:style-name="code">}</text:p>
      <text:p text:style-name="Text_20_body"><text:bookmark-end text:name="DDE_LINK"/></text:p>
      <text:p text:style-name="Text_20_body"><text:tab/>Methods with no return value are declared as:</text:p>
      <text:p text:style-name="Text_20_body"/>
      <text:p text:style-name="code">[Access Modifier] void FunctionName([Arguments]){</text:p>
      <text:p text:style-name="code">//Implementation</text:p>
      <text:p text:style-name="code">}</text:p>
      <text:p text:style-name="Text_20_body"/>
      <text:p text:style-name="Text_20_body"><text:tab/>If no access modifier is provided, then “public” is used.</text:p>
      <text:p text:style-name="Text_20_body"/>
      <text:h text:style-name="P10" text:outline-level="1">Argument Lists</text:h>
      <text:p text:style-name="Text_20_body"><text:tab/>Methods, functions and constructors have argument lists.</text:p>
      <text:p text:style-name="Text_20_body"><text:tab/>Argument lists can be empty or can be defined as:</text:p>
      <text:p text:style-name="Text_20_body"/>
      <text:p text:style-name="code">FirstArgument [,SecondArgument [, ThirdArgument [...]]]</text:p>
      <text:p text:style-name="Text_20_body"/>
      <text:p text:style-name="Text_20_body"><text:tab/>Each dynamically typed argument is defined as:</text:p>
      <text:p text:style-name="Text_20_body"/>
      <text:p text:style-name="code">[var] argumentName [= value]</text:p>
      <text:p text:style-name="Text_20_body"/>
      <text:p text:style-name="Text_20_body"><text:tab/>Each constant argument is defined as:</text:p>
      <text:p text:style-name="Text_20_body"/>
      <text:p text:style-name="code">const argumentName [: type] [= value]</text:p>
      <text:p text:style-name="Text_20_body"/>
      <text:p text:style-name="Text_20_body"><text:tab/>If no type is specified, any typed can be passed.</text:p>
      <text:p text:style-name="Text_20_body"><text:tab/>Each statically typed argument is defined as:</text:p>
      <text:p text:style-name="Text_20_body"/>
      <text:p text:style-name="code">[var] argumentName [: type] [=value]</text:p>
      <text:p text:style-name="Text_20_body"/>
      <text:p text:style-name="Text_20_body"><text:tab/>If no default value is specified, the null constant is used.</text:p>
      <text:h text:style-name="Heading_20_1" text:outline-level="1">Constants</text:h>
      <text:p text:style-name="Text_20_body"><text:tab/>There are a few types of constants:</text:p>
      <text:p text:style-name="Text_20_body"/>
      <text:list xml:id="list183692580" text:style-name="L1">
        <text:list-item>
          <text:p text:style-name="P5">Null constant. The keyword “null”.</text:p>
        </text:list-item>
        <text:list-item>
          <text:p text:style-name="P5">Boolean constants. The keywords “true” and “false”.</text:p>
        </text:list-item>
        <text:list-item>
          <text:p text:style-name="P5">number constants.</text:p>
        </text:list-item>
        <text:list-item>
          <text:p text:style-name="P5">float constants(in formats like 1.2, .3 or 4e3)</text:p>
        </text:list-item>
        <text:list-item>
          <text:p text:style-name="P5">Character constants(in the 'C' format)</text:p>
        </text:list-item>
        <text:list-item>
          <text:p text:style-name="P5">String constants(in the “Hello \”World\”!” or @”C:\Users\Username\Documents\” formats)</text:p>
        </text:list-item>
      </text:list>
      <text:p text:style-name="Text_20_body"/>
      <text:p text:style-name="Text_20_body"/>
      <text:h text:style-name="P10" text:outline-level="1">Types</text:h>
      <text:p text:style-name="Text_20_body"><text:tab/>The following types are allowed:</text:p>
      <text:p text:style-name="Text_20_body"/>
      <text:list xml:id="list185225806" text:style-name="L2">
        <text:list-item>
          <text:p text:style-name="P6">Any class name</text:p>
        </text:list-item>
        <text:list-item>
          <text:p text:style-name="P6">A valid type or the “var” keyword, followed by the '[' and the ']' characters(such as number[][] and var[])</text:p>
        </text:list-item>
        <text:list-item>
          <text:p text:style-name="P6">“void”(for function return values only)</text:p>
        </text:list-item>
        <text:list-item>
          <text:p text:style-name="P6">“string”, “number”, “char”, “type”, “function”, “range” and “bool”</text:p>
        </text:list-item>
      </text:list>
      <text:p text:style-name="Text_20_body"/>
      <text:p text:style-name="code">class X{}</text:p>
      <text:p text:style-name="code"/>
      <text:p text:style-name="code">function test(){</text:p>
      <text:p text:style-name="code"><text:tab/>var a : X; //Valid</text:p>
      <text:p text:style-name="code"><text:tab/>var b : number; //Valid</text:p>
      <text:p text:style-name="code"><text:tab/>var c : void;//INVALID. Void is not accepted in this case.</text:p>
      <text:p text:style-name="code"><text:tab/>var d : number = 2; //Valid</text:p>
      <text:p text:style-name="code"><text:tab/>var e : number = null; //INVALID.</text:p>
      <text:p text:style-name="code"><text:tab/>var f : string = null; //Valid</text:p>
      <text:p text:style-name="code"><text:tab/>var g : number[] = null; //Valid</text:p>
      <text:p text:style-name="code"><text:tab/>var h : string[][]; //Valid</text:p>
      <text:p text:style-name="code"/>
      <text:p text:style-name="code"><text:tab/>var h = 'a'; //Valid. Dynamic typing</text:p>
      <text:p text:style-name="code"><text:tab/>h = g; //Valid. Dynamic typing</text:p>
      <text:p text:style-name="code">}</text:p>
      <text:p text:style-name="Text_20_body"/>
      <text:p text:style-name="Text_20_body"/>
      <text:h text:style-name="P10" text:outline-level="1">Common Operations</text:h>
      <text:p text:style-name="Text_20_body"><text:tab/>PineDL has several operations.</text:p>
      <text:p text:style-name="Text_20_body"/>
      <text:p text:style-name="code">function test(){</text:p>
      <text:p text:style-name="code"><text:tab/>var x;</text:p>
      <text:p text:style-name="code"><text:tab/>x = 3+3; //6</text:p>
      <text:p text:style-name="code"><text:tab/>x = 3-2; //1</text:p>
      <text:p text:style-name="code"><text:tab/>x = -x; //-1</text:p>
      <text:p text:style-name="code"><text:tab/>x = 3*3; //9</text:p>
      <text:p text:style-name="code"><text:tab/>x = x/2; //4, since x is currently an numbereger</text:p>
      <text:p text:style-name="code"><text:tab/>x = 3%2; //1</text:p>
      <text:p text:style-name="code"><text:tab/>x = true &amp;&amp; false; //false</text:p>
      <text:p text:style-name="code"><text:tab/>x = true || false; //true</text:p>
      <text:p text:style-name="code"><text:tab/>x = 2 &amp; 4; //2</text:p>
      <text:p text:style-name="code"><text:tab/>x = 2 | 4; //6</text:p>
      <text:p text:style-name="code"><text:tab/>x = 2 ^ 4; //6</text:p>
      <text:p text:style-name="code"><text:tab/>x++; //6. x becomes 7</text:p>
      <text:p text:style-name="code"><text:tab/>++x; //8. x becomes 8</text:p>
      <text:p text:style-name="code"><text:tab/>x--; //8. x becomes 7</text:p>
      <text:p text:style-name="code"><text:tab/>x = !false; //true</text:p>
      <text:p text:style-name="code"><text:tab/>x = 3 is number; //true</text:p>
      <text:p text:style-name="code"><text:tab/>x = 3 &gt; 2; //true</text:p>
      <text:p text:style-name="code"><text:tab/>x = 3 &lt; 2; //false</text:p>
      <text:p text:style-name="code"><text:tab/>x = 3 &gt;= 3; //true</text:p>
      <text:p text:style-name="code"><text:tab/>x = 3 &lt;= 4; //true</text:p>
      <text:p text:style-name="code"><text:tab/>x = 3 == 4; //false</text:p>
      <text:p text:style-name="code"><text:tab/>x = 3 != 4; //true</text:p>
      <text:p text:style-name="code"><text:tab/>x = 4 &lt;&lt; 2; //16</text:p>
      <text:p text:style-name="code"><text:tab/>x = 4 &gt;&gt; 2; //1</text:p>
      <text:p text:style-name="code"><text:tab/>x = 1==1?2:3; //2</text:p>
      <text:p text:style-name="code">}</text:p>
      <text:p text:style-name="Text_20_body"/>
      <text:p text:style-name="Text_20_body"><text:tab/>Operations like “x += 2;” are also available.</text:p>
      <text:p text:style-name="Text_20_body"/>
      <text:h text:style-name="P10" text:outline-level="1">Conditional Operations And Loops</text:h>
      <text:p text:style-name="Text_20_body"><text:tab/>PineDL also supports the “if/else” system as well as “while” and “for”.</text:p>
      <text:p text:style-name="Text_20_body"/>
      <text:p text:style-name="code">function test(){</text:p>
      <text:p text:style-name="code"><text:tab/>if(1==1){</text:p>
      <text:p text:style-name="code"><text:tab/><text:tab/>//This gets executed</text:p>
      <text:p text:style-name="code"><text:tab/>}</text:p>
      <text:p text:style-name="code"><text:tab/>else{</text:p>
      <text:p text:style-name="code"><text:tab/><text:tab/>//This does not get executed</text:p>
      <text:p text:style-name="code"><text:tab/>}</text:p>
      <text:p text:style-name="code"><text:tab/>for(var i : number = 0; i &lt; 10; i++){</text:p>
      <text:p text:style-name="code"><text:tab/><text:tab/>//This gets executed ten times.</text:p>
      <text:p text:style-name="code"><text:tab/>}</text:p>
      <text:p text:style-name="code"><text:tab/>var j = 0;</text:p>
      <text:p text:style-name="code"><text:tab/>while(j &lt; 10){</text:p>
      <text:p text:style-name="code"><text:tab/><text:tab/>//This gets executed 10 times.</text:p>
      <text:p text:style-name="code"><text:tab/><text:tab/>j++;</text:p>
      <text:p text:style-name="code"><text:tab/>}</text:p>
      <text:p text:style-name="code"/>
      <text:p text:style-name="code"><text:tab/>k = false;</text:p>
      <text:p text:style-name="code"><text:tab/>j = 0;</text:p>
      <text:p text:style-name="code"><text:tab/>while(true){</text:p>
      <text:p text:style-name="code"><text:tab/><text:tab/>k = !k;</text:p>
      <text:p text:style-name="code"><text:tab/><text:tab/>if(k){</text:p>
      <text:p text:style-name="code"><text:tab/><text:tab/><text:tab/>continue; //Checks the condition again</text:p>
      <text:p text:style-name="code"><text:tab/><text:tab/>}</text:p>
      <text:p text:style-name="code"><text:tab/><text:tab/>if(j==5){</text:p>
      <text:p text:style-name="code"><text:tab/><text:tab/><text:tab/>break; // Breaks the loop.</text:p>
      <text:p text:style-name="code"><text:tab/><text:tab/>}</text:p>
      <text:p text:style-name="code"><text:tab/><text:tab/>j++;</text:p>
      <text:p text:style-name="code"><text:tab/>}</text:p>
      <text:p text:style-name="code">}</text:p>
      <text:p text:style-name="Text_20_body"/>
      <text:h text:style-name="Heading_20_1" text:outline-level="1">Exception Handling</text:h>
      <text:p text:style-name="Text_20_body"><text:tab/>PineDL also supports exceptions, including “try/catch” statements and “throw” statements as well, but not “finally” statements.</text:p>
      <text:p text:style-name="Text_20_body"/>
      <text:p text:style-name="code">function test(){</text:p>
      <text:p text:style-name="code"><text:tab/>try{</text:p>
      <text:p text:style-name="code"><text:tab/><text:tab/>try{</text:p>
      <text:p text:style-name="code"><text:tab/><text:tab/><text:tab/>throw new Exception();</text:p>
      <text:p text:style-name="code"><text:tab/><text:tab/>}</text:p>
      <text:p text:style-name="code"><text:tab/><text:tab/>catch(e){ //Dynamic typing.</text:p>
      <text:p text:style-name="code"><text:tab/><text:tab/>}</text:p>
      <text:p text:style-name="code"><text:tab/>}</text:p>
      <text:p text:style-name="code"><text:tab/>catch(j : Exception){} //Static typing</text:p>
      <text:p text:style-name="code">}</text:p>
      <text:p text:style-name="Text_20_body"/>
      <text:p text:style-name="Text_20_body"><text:tab/>Only classes that inherit from Exception can be thrown.</text:p>
      <text:p text:style-name="Text_20_body"/>
      <text:h text:style-name="Heading_20_1" text:outline-level="1"><text:soft-page-break/>Constants</text:h>
      <text:p text:style-name="Text_20_body"><text:tab/>While dynamic variables are declared as:</text:p>
      <text:p text:style-name="Text_20_body"/>
      <text:p text:style-name="code">var name [ = expression ];</text:p>
      <text:p text:style-name="Text_20_body"/>
      <text:p text:style-name="Text_20_body">and static variables as:</text:p>
      <text:p text:style-name="Text_20_body"/>
      <text:p text:style-name="code">var name [: type] [ = expression ];</text:p>
      <text:p text:style-name="Text_20_body"/>
      <text:p text:style-name="Text_20_body"><text:tab/>Constants are declared as:</text:p>
      <text:p text:style-name="Text_20_body"/>
      <text:p text:style-name="code">const name = expression;</text:p>
      <text:p text:style-name="Text_20_body"/>
      <text:p text:style-name="Text_20_body"><text:tab/>Once declared, neither the type nor the value of a constant may change. In constants, the type is never explicitly specified.</text:p>
      <text:p text:style-name="Text_20_body"/>
      <text:h text:style-name="Heading_20_1" text:outline-level="1">This And Super</text:h>
      <text:p text:style-name="Text_20_body"><text:tab/>When within a class, one can use the keywors “this” and “super”. “this” can be used to access the current class instance. The “super” keyword allows calling methods from the base class(very useful for overidden methods).</text:p>
      <text:p text:style-name="Text_20_body"><text:tab/>One may not use “this” nor “super” in a function declared outside of a class nor in a static context.</text:p>
      <text:p text:style-name="Text_20_body"><text:tab/>Also, “super(arguments)” is an optional first statement of PineDL class constructors which specifies a constructor of the base class to call first(by default, the “super( )” constructor is used).</text:p>
      <text:p text:style-name="Text_20_body"/>
      <text:h text:style-name="Heading_20_1" text:outline-level="1">Static</text:h>
      <text:p text:style-name="Text_20_body"><text:tab/>While fields and methods may be declared with the “static” keyword are associated with a class type rather than a specific class instance.</text:p>
      <text:p text:style-name="Text_20_body"><text:tab/>Variable fields, variable constants and methods can all be static, but none of these are static by default.</text:p>
      <text:p text:style-name="Text_20_body"/>
      <text:h text:style-name="Heading_20_1" text:outline-level="1">Functions, Methods And Access Modifiers</text:h>
      <text:p text:style-name="Text_20_body"><text:tab/>While methods are declared within classes and must have an access modifier keyword associated, while other functions are declared outside classes and have no access modifier keyword.</text:p>
      <text:p text:style-name="Text_20_body"/>
      <text:p text:style-name="Text_20_body"><text:tab/>There are three access modifier keywords in PineDL:</text:p>
      <text:p text:style-name="Text_20_body"/>
      <text:list xml:id="list1659437610" text:style-name="L3">
        <text:list-item>
          <text:p text:style-name="P7">public</text:p>
        </text:list-item>
        <text:list-item>
          <text:p text:style-name="P7">private</text:p>
        </text:list-item>
        <text:list-item>
          <text:p text:style-name="P7">protected</text:p>
        </text:list-item>
      </text:list>
      <text:p text:style-name="Text_20_body"/>
      <text:p text:style-name="Text_20_body"><text:tab/>Their meaning closely matches other programming languages such as Java, C++ and C#.</text:p>
      <text:p text:style-name="Text_20_body"/>
      <text:h text:style-name="P10" text:outline-level="1">Abstract Methods</text:h>
      <text:p text:style-name="Text_20_body"><text:tab/>Abstract methods are declared just like regular methods, but instead of /*implementation*/, they just have “;”.</text:p>
      <text:p text:style-name="Text_20_body"/>
      <text:p text:style-name="code">class A{</text:p>
      <text:p text:style-name="code"><text:tab/>function AbstractMethod();</text:p>
      <text:p text:style-name="code">}</text:p>
      <text:p text:style-name="Text_20_body"/>
      <text:p text:style-name="Text_20_body"><text:tab/>Any class that contains abstract methods is considered abstract.</text:p>
      <text:p text:style-name="Text_20_body"><text:tab/>Any class that inherits from an abstract class and does not implement the abstract methods is abstract. All others are not abstract.</text:p>
      <text:p text:style-name="Text_20_body"/>
      <text:p text:style-name="code">class A{ function a(); }</text:p>
      <text:p text:style-name="code">class B extends A{ function b(); }</text:p>
      <text:p text:style-name="code">class C extends B{ function b(){} }</text:p>
      <text:p text:style-name="Text_20_body"/>
      <text:p text:style-name="Text_20_body"><text:tab/>In the example above, C is abstract because although it implements “b”, it does not implement “a”.</text:p>
      <text:p text:style-name="Text_20_body"><text:tab/>One can not use “new Type( )” if “Type” is an abstract class. Note, however, that Type may have a constructor.</text:p>
      <text:h text:style-name="P10" text:outline-level="1">PineDL Scripts</text:h>
      <text:p text:style-name="Text_20_body"><text:tab/>A PineDL script may contain one or more classes and one or more non-class functions.</text:p>
      <text:p text:style-name="Text_20_body"/>
      <text:p text:style-name="code">class A{}</text:p>
      <text:p text:style-name="code">class B extends A{}</text:p>
      <text:p text:style-name="code">function c(){}</text:p>
      <text:p text:style-name="Text_20_body"/>
      <text:h text:style-name="Heading_20_1" text:outline-level="1">Multiple Inheritance</text:h>
      <text:p text:style-name="Text_20_body"><text:tab/>PineDL supports limited multiple inheritance.</text:p>
      <text:p text:style-name="Text_20_body"/>
      <text:p text:style-name="code">class A extends B, C{}</text:p>
      <text:p text:style-name="Text_20_body"/>
      <text:p text:style-name="Text_20_body"><text:tab/>For the statement above to be valid PineDL, B and C can't have any fields, constants or non-abstract methods with the same name.</text:p>
      <text:p text:style-name="Text_20_body"><text:tab/>Therefore, if both B and C inherit from D, the statement above is only valid if D has only abstract or static methods(no non-static constants nor non-static fields nor non-abstract non-static methods).</text:p>
      <text:p text:style-name="Text_20_body"><text:tab/>Note that, for initialization purposes, the constructor for B is called before the constructor for C when initializing A.</text:p>
      <text:p text:style-name="Text_20_body"/>
      <text:p text:style-name="Text_20_body"><text:tab/>If B and C have any fields, constants or non-abstract methods with the same name and not static, then B and C are considered “incompatible”.</text:p>
      <text:p text:style-name="Text_20_body"><text:tab/>If B and C have abstract methods with the same name but different declarations(arguments or return values), then B and C are still incompatible.</text:p>
      <text:p text:style-name="Text_20_body"/>
      <text:p text:style-name="code">class A{</text:p>
      <text:p text:style-name="code"><text:tab/>function a();</text:p>
      <text:p text:style-name="code"><text:tab/>function b();</text:p>
      <text:p text:style-name="code"><text:tab/>function c(){}</text:p>
      <text:p text:style-name="code">}</text:p>
      <text:p text:style-name="code">class B{</text:p>
      <text:p text:style-name="code"><text:tab/>function a(){}</text:p>
      <text:p text:style-name="code"><text:tab/>function c();</text:p>
      <text:p text:style-name="code">}</text:p>
      <text:p text:style-name="code">class C extends A, B{</text:p>
      <text:p text:style-name="code"><text:tab/>//Valid, because A and B are not incompatible.</text:p>
      <text:p text:style-name="code"><text:tab/>//Although both have “a” and “c” methods, A's a() and B's c() are abstract, therefore they do not conflict with each other.</text:p>
      <text:p text:style-name="code">}</text:p>
      <text:p text:style-name="Text_20_body"/>
      <text:h text:style-name="P10" text:outline-level="1">Implicit Casts</text:h>
      <text:p text:style-name="Text_20_body"><text:tab/>The statement</text:p>
      <text:p text:style-name="Text_20_body"/>
      <text:p text:style-name="code">a = b;</text:p>
      <text:p text:style-name="Text_20_body"/>
      <text:p text:style-name="Text_20_body"><text:tab/>Is only valid if both “a” and “b” are declared and a is variable, but that's not the only condition.</text:p>
      <text:p text:style-name="Text_20_body"><text:tab/>If a and b are declared with the same type(either both are dynamic or have the same specific static type), then the above statement is always valid.</text:p>
      <text:p text:style-name="Text_20_body"><text:tab/>However, if “a” and “b” have different types, then an implicit cast may happen.</text:p>
      <text:p text:style-name="Text_20_body"/>
      <text:p text:style-name="code">var a = b;</text:p>
      <text:p text:style-name="Text_20_body"/>
      <text:p text:style-name="Text_20_body"><text:tab/>is always valid, regardless of the type of b, and uses no casts at all.</text:p>
      <text:p text:style-name="Text_20_body"/>
      <text:p text:style-name="code">var a : A = new B();</text:p>
      <text:p text:style-name="Text_20_body"/>
      <text:p text:style-name="Text_20_body"><text:tab/>is only valid if B extends A, and uses no casts at all.</text:p>
      <text:p text:style-name="Text_20_body"/>
      <text:p text:style-name="Text_20_body"><text:tab/>However, code like:</text:p>
      <text:p text:style-name="Text_20_body"/>
      <text:p text:style-name="code">var a : number = 'A';</text:p>
      <text:p text:style-name="Text_20_body"/>
      <text:p text:style-name="Text_20_body"><text:tab/>is valid, but uses an <text:span text:style-name="T2">implicit cast</text:span>. The following implicit casts are allowed:</text:p>
      <text:p text:style-name="Text_20_body"/>
      <text:list xml:id="list1906369449" text:style-name="L4">
        <text:list-item>
          <text:p text:style-name="P8"><text:bookmark-start text:name="DDE_LINK1"/>char to number</text:p>
        </text:list-item>
        <text:list-item>
          <text:p text:style-name="P8">char to string</text:p>
        </text:list-item>
        <text:list-item>
          <text:p text:style-name="P8">number to string</text:p>
        </text:list-item>
        <text:list-item>
          <text:p text:style-name="P8">strings, arrays, functions, types and class instances to boolean(null is false. Anything not null is true)</text:p>
        </text:list-item>
        <text:list-item>
          <text:p text:style-name="P8"><text:bookmark-end text:name="DDE_LINK1"/>boolean to string</text:p>
        </text:list-item>
      </text:list>
      <text:p text:style-name="Text_20_body"/>
      <text:p text:style-name="Text_20_body"><text:tab/>The expression</text:p>
      <text:p text:style-name="Text_20_body"/>
      <text:p text:style-name="code">var a = something;</text:p>
      <text:p text:style-name="code">var b : Type = a;</text:p>
      <text:p text:style-name="Text_20_body"/>
      <text:p text:style-name="Text_20_body"><text:tab/>is equivalent to:</text:p>
      <text:p text:style-name="Text_20_body"/>
      <text:p text:style-name="code">var a = something;</text:p>
      <text:p text:style-name="code">var b : Type = (Type) a;</text:p>
      <text:p text:style-name="Text_20_body"/>
      <text:p text:style-name="Text_20_body"><text:tab/>This rule only applies to “Static variable = Dynamic Variable” cases.</text:p>
      <text:p text:style-name="Text_20_body"/>
      <text:h text:style-name="P10" text:outline-level="1">Explicit Casts</text:h>
      <text:p text:style-name="Text_20_body"><text:tab/>The statement:</text:p>
      <text:p text:style-name="Text_20_body"/>
      <text:p text:style-name="code">(A) b;</text:p>
      <text:p text:style-name="Text_20_body"/>
      <text:p text:style-name="Text_20_body"><text:tab/>Includes an explicit cast of b to type A.</text:p>
      <text:p text:style-name="Text_20_body"><text:tab/>The following explicit casts are allowed:</text:p>
      <text:p text:style-name="Text_20_body"/>
      <text:list xml:id="list1951343592" text:continue-numbering="true" text:style-name="L4">
        <text:list-item>
          <text:p text:style-name="P8">char to number</text:p>
        </text:list-item>
        <text:list-item>
          <text:p text:style-name="P8">char to string</text:p>
        </text:list-item>
        <text:list-item>
          <text:p text:style-name="P8">number to string</text:p>
        </text:list-item>
        <text:list-item>
          <text:p text:style-name="P8">strings, arrays, functions, types and class instances to boolean(null is false. Anything not null is true)</text:p>
        </text:list-item>
        <text:list-item>
          <text:p text:style-name="P8">number to char</text:p>
        </text:list-item>
        <text:list-item>
          <text:p text:style-name="P8">string to number</text:p>
        </text:list-item>
        <text:list-item>
          <text:p text:style-name="P8">boolean to string</text:p>
        </text:list-item>
        <text:list-item>
          <text:p text:style-name="P8">A to B, if and only if A extends B.</text:p>
        </text:list-item>
        <text:list-item>
          <text:p text:style-name="P8">var to any type</text:p>
        </text:list-item>
      </text:list>
      <text:p text:style-name="Text_20_body"/>
      <text:p text:style-name="Text_20_body"><text:tab/>Note that casting one type to another may cause a TypeCastException, if for some reason the cast fails.</text:p>
      <text:p text:style-name="Text_20_body"/>
      <text:h text:style-name="Heading_20_1" text:outline-level="1">Nested/Anonymous Classes And Functions</text:h>
      <text:p text:style-name="Text_20_body"><text:tab/>PineDL supports nested/anonymous classes and functions.</text:p>
      <text:p text:style-name="Text_20_body"/>
      <text:p text:style-name="code">class A{</text:p>
      <text:p text:style-name="code"><text:tab/>class B{</text:p>
      <text:p text:style-name="code"/>
      <text:p text:style-name="code"><text:tab/>}</text:p>
      <text:p text:style-name="code">}</text:p>
      <text:p text:style-name="code"/>
      <text:p text:style-name="code">function not() : bool(bool){</text:p>
      <text:p text:style-name="code"><text:tab/>return var(bool x){</text:p>
      <text:p text:style-name="code"><text:tab/><text:tab/>return !x;</text:p>
      <text:p text:style-name="code"><text:tab/>};</text:p>
      <text:p text:style-name="code">}</text:p>
      <text:p text:style-name="code"/>
      <text:p text:style-name="code">function add(number c) : number(number){</text:p>
      <text:p text:style-name="code"><text:tab/>var i : number = 0;</text:p>
      <text:p text:style-name="code"><text:tab/>return number(number x){</text:p>
      <text:p text:style-name="code"><text:tab/><text:tab/>return x+c+(i++);</text:p>
      <text:p text:style-name="code"><text:tab/>};</text:p>
      <text:p text:style-name="code">}</text:p>
      <text:p text:style-name="code"/>
      <text:p text:style-name="code">function makeClass() : type{</text:p>
      <text:p text:style-name="code"><text:tab/>return class extends A{};</text:p>
      <text:p text:style-name="code">}</text:p>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Courier New" svg:font-family="'Courier New'" style:font-adornments="Normal"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PT"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PT"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master-page-name="">
      <style:paragraph-properties fo:margin-top="0cm" fo:margin-bottom="0cm" fo:text-align="justify" style:justify-single-word="false" style:page-number="auto" fo:background-color="transparent" style:shadow="none">
        <style:tab-stops/>
        <style:background-image/>
      </style:paragraph-properties>
      <style:text-propertie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er" style:next-style-name="Text_20_body" style:default-outline-level="1" style:class="text" style:master-page-name="">
      <style:paragraph-properties fo:margin-left="0cm" fo:margin-right="0cm" fo:margin-top="0cm" fo:margin-bottom="0cm" fo:text-indent="0cm" style:auto-text-indent="false" style:page-number="auto" fo:background-color="transparent" fo:padding="0cm" fo:border-left="none" fo:border-right="none" fo:border-top="none" fo:border-bottom="0.035cm solid #000080" style:shadow="none">
        <style:tab-stops/>
        <style:background-image/>
      </style:paragraph-properties>
      <style:text-properties fo:font-variant="small-caps" fo:color="#000080" fo:font-size="17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Heading_20_10" style:display-name="Heading 10" style:family="paragraph" style:parent-style-name="Header" style:next-style-name="Text_20_body" style:default-outline-level="10" style:class="text">
      <style:text-properties fo:font-size="75%" fo:font-weight="bold" style:font-size-asian="75%" style:font-weight-asian="bold" style:font-size-complex="75%" style:font-weight-complex="bold"/>
    </style:style>
    <style:style style:name="code" style:family="paragraph" style:parent-style-name="Text_20_body" style:class="text" style:master-page-name="">
      <style:paragraph-properties fo:margin-left="0.3cm" fo:margin-right="0.3cm" fo:text-align="start" style:justify-single-word="false" fo:text-indent="0cm" style:auto-text-indent="false" style:page-number="auto" fo:background-color="#e6e6e6">
        <style:background-image/>
      </style:paragraph-properties>
      <style:text-properties style:font-name="Courier New" style:font-size-asian="10.5pt"/>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7-01T13:43:42</meta:creation-date>
    <dc:date>2009-07-24T01:55:03</dc:date>
    <meta:editing-duration>PT23H57M51S</meta:editing-duration>
    <meta:editing-cycles>88</meta:editing-cycles>
    <meta:generator>OpenOffice.org/3.1$Linux OpenOffice.org_project/310m11$Build-9399</meta:generator>
    <dc:creator>luis User</dc:creator>
    <meta:document-statistic meta:table-count="1" meta:image-count="0" meta:object-count="0" meta:page-count="13" meta:paragraph-count="355" meta:word-count="2032" meta:character-count="11337"/>
    <meta:user-defined meta:name="Info 1"/>
    <meta:user-defined meta:name="Info 2"/>
    <meta:user-defined meta:name="Info 3"/>
    <meta:user-defined meta:name="Info 4"/>
  </office:meta>
</office:document-meta>
</file>